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, Arial, Helvetica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e5b" officeooo:paragraph-rsid="00097e5b" style:font-weight-asian="bold" style:font-name-complex="Vazir" style:font-weight-complex="bold"/>
    </style:style>
    <style:style style:name="P2" style:family="paragraph" style:parent-style-name="Standard">
      <style:text-properties fo:font-weight="bold" officeooo:rsid="00097e5b" officeooo:paragraph-rsid="0015a40a" style:font-weight-asian="bold" style:font-name-complex="Vazir" style:font-weight-complex="bold"/>
    </style:style>
    <style:style style:name="P3" style:family="paragraph" style:parent-style-name="Standard">
      <style:text-properties fo:font-weight="bold" officeooo:rsid="000b7607" officeooo:paragraph-rsid="000b7607" style:font-weight-asian="bold" style:font-name-complex="Vazir" style:font-weight-complex="bold"/>
    </style:style>
    <style:style style:name="P4" style:family="paragraph" style:parent-style-name="Standard">
      <style:text-properties fo:font-weight="bold" officeooo:rsid="000b7607" officeooo:paragraph-rsid="001edcd1" style:font-weight-asian="bold" style:font-name-complex="Vazir" style:font-weight-complex="bold"/>
    </style:style>
    <style:style style:name="P5" style:family="paragraph" style:parent-style-name="Standard">
      <style:text-properties fo:font-weight="bold" officeooo:rsid="0020613e" officeooo:paragraph-rsid="0020613e" style:font-weight-asian="bold" style:font-name-complex="Vazir" style:font-weight-complex="bold"/>
    </style:style>
    <style:style style:name="P6" style:family="paragraph" style:parent-style-name="Standard">
      <style:text-properties fo:font-weight="normal" officeooo:rsid="00097e5b" officeooo:paragraph-rsid="00097e5b" style:font-weight-asian="normal" style:font-name-complex="Vazir" style:font-weight-complex="normal"/>
    </style:style>
    <style:style style:name="P7" style:family="paragraph" style:parent-style-name="Standard">
      <style:text-properties fo:font-weight="normal" officeooo:rsid="0009dd33" officeooo:paragraph-rsid="0009dd33" style:font-weight-asian="normal" style:font-name-complex="Vazir" style:font-weight-complex="normal"/>
    </style:style>
    <style:style style:name="P8" style:family="paragraph" style:parent-style-name="Standard">
      <style:text-properties fo:font-weight="normal" officeooo:rsid="000b7607" officeooo:paragraph-rsid="000b7607" style:font-weight-asian="normal" style:font-name-complex="Vazir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97e5b" officeooo:paragraph-rsid="00097e5b" style:font-weight-asian="bold" style:font-name-complex="Vazir" style:font-weight-complex="bold"/>
    </style:style>
    <style:style style:name="P10" style:family="paragraph" style:parent-style-name="Standard">
      <style:paragraph-properties fo:text-align="end" style:justify-single-word="false" fo:break-before="page" style:writing-mode="rl-tb"/>
      <style:text-properties fo:font-weight="normal" officeooo:rsid="000df53d" officeooo:paragraph-rsid="000df53d" style:font-weight-asian="normal" style:font-name-complex="Vazir" style:font-weight-complex="normal"/>
    </style:style>
    <style:style style:name="P11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0b7607" style:font-weight-asian="bold" style:font-name-complex="Vazir" style:font-weight-complex="bold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5a40a" style:font-weight-asian="bold" style:font-name-complex="Vazir" style:font-weight-complex="bold"/>
    </style:style>
    <style:style style:name="P13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65132" style:font-weight-asian="bold" style:font-name-complex="Vazir" style:font-weight-complex="bold"/>
    </style:style>
    <style:style style:name="P14" style:family="paragraph" style:parent-style-name="Standard">
      <style:paragraph-properties fo:text-align="end" style:justify-single-word="false" fo:break-before="page" style:writing-mode="rl-tb"/>
      <style:text-properties fo:font-weight="bold" officeooo:rsid="000b7607" officeooo:paragraph-rsid="0016a21d" style:font-weight-asian="bold" style:font-name-complex="Vazir" style:font-weight-complex="bold"/>
    </style:style>
    <style:style style:name="P15" style:family="paragraph" style:parent-style-name="Standard">
      <style:paragraph-properties fo:text-align="end" style:justify-single-word="false" fo:break-before="page" style:writing-mode="rl-tb"/>
      <style:text-properties fo:font-weight="bold" officeooo:rsid="000d2893" officeooo:paragraph-rsid="000d2893" style:font-weight-asian="bold" style:font-name-complex="Vazir" style:font-weight-complex="bold"/>
    </style:style>
    <style:style style:name="P16" style:family="paragraph" style:parent-style-name="Standard">
      <style:paragraph-properties fo:text-align="end" style:justify-single-word="false" fo:break-before="page" style:writing-mode="rl-tb"/>
      <style:text-properties fo:font-weight="bold" officeooo:rsid="000df53d" officeooo:paragraph-rsid="000df53d" style:font-weight-asian="bold" style:font-name-complex="Vazir" style:font-weight-complex="bold"/>
    </style:style>
    <style:style style:name="P17" style:family="paragraph" style:parent-style-name="Standard">
      <style:paragraph-properties fo:text-align="end" style:justify-single-word="false" fo:break-before="page" style:writing-mode="rl-tb"/>
      <style:text-properties fo:font-weight="bold" officeooo:rsid="000df53d" officeooo:paragraph-rsid="00187f92" style:font-weight-asian="bold" style:font-name-complex="Vazir" style:font-weight-complex="bold"/>
    </style:style>
    <style:style style:name="P18" style:family="paragraph" style:parent-style-name="Standard">
      <style:paragraph-properties fo:text-align="end" style:justify-single-word="false" fo:break-before="page" style:writing-mode="rl-tb"/>
      <style:text-properties fo:font-weight="bold" officeooo:rsid="000ed866" officeooo:paragraph-rsid="000ed866" style:font-weight-asian="bold" style:font-name-complex="Vazir" style:font-weight-complex="bold"/>
    </style:style>
    <style:style style:name="P19" style:family="paragraph" style:parent-style-name="Standard">
      <style:paragraph-properties fo:text-align="end" style:justify-single-word="false" fo:break-before="page" style:writing-mode="rl-tb"/>
      <style:text-properties fo:font-weight="bold" officeooo:rsid="0010638b" officeooo:paragraph-rsid="0010638b" style:font-weight-asian="bold" style:font-name-complex="Vazir" style:font-weight-complex="bold"/>
    </style:style>
    <style:style style:name="P20" style:family="paragraph" style:parent-style-name="Standard">
      <style:paragraph-properties fo:text-align="end" style:justify-single-word="false" fo:break-before="page" style:writing-mode="rl-tb"/>
      <style:text-properties fo:font-weight="bold" officeooo:rsid="0010638b" officeooo:paragraph-rsid="00125a24" style:font-weight-asian="bold" style:font-name-complex="Vazir" style:font-weight-complex="bold"/>
    </style:style>
    <style:style style:name="P21" style:family="paragraph" style:parent-style-name="Standard">
      <style:paragraph-properties fo:text-align="end" style:justify-single-word="false" fo:break-before="page" style:writing-mode="rl-tb"/>
      <style:text-properties fo:font-weight="bold" officeooo:rsid="00125a24" officeooo:paragraph-rsid="00125a24" style:font-weight-asian="bold" style:font-name-complex="Vazir" style:font-weight-complex="bold"/>
    </style:style>
    <style:style style:name="P22" style:family="paragraph" style:parent-style-name="Standard">
      <style:paragraph-properties fo:text-align="end" style:justify-single-word="false" fo:break-before="page" style:writing-mode="rl-tb"/>
      <style:text-properties fo:font-weight="bold" officeooo:rsid="00155b68" officeooo:paragraph-rsid="00155b68" style:font-weight-asian="bold" style:font-name-complex="Vazir" style:font-weight-complex="bold"/>
    </style:style>
    <style:style style:name="P23" style:family="paragraph" style:parent-style-name="Standard">
      <style:paragraph-properties fo:text-align="end" style:justify-single-word="false" fo:break-before="page" style:writing-mode="rl-tb"/>
      <style:text-properties fo:font-weight="bold" officeooo:rsid="00097e5b" officeooo:paragraph-rsid="0015a40a" style:font-weight-asian="bold" style:font-name-complex="Vazir" style:font-weight-complex="bold"/>
    </style:style>
    <style:style style:name="P24" style:family="paragraph" style:parent-style-name="Standard">
      <style:paragraph-properties fo:text-align="end" style:justify-single-word="false" fo:break-before="page" style:writing-mode="rl-tb"/>
      <style:text-properties fo:font-weight="bold" officeooo:rsid="00187f92" officeooo:paragraph-rsid="00187f92" style:font-weight-asian="bold" style:font-name-complex="Vazir" style:font-weight-complex="bold"/>
    </style:style>
    <style:style style:name="P25" style:family="paragraph" style:parent-style-name="Standard">
      <style:paragraph-properties fo:text-align="end" style:justify-single-word="false" fo:break-before="page" style:writing-mode="rl-tb"/>
      <style:text-properties fo:font-weight="bold" officeooo:rsid="001a3216" officeooo:paragraph-rsid="001a3216" style:font-weight-asian="bold" style:font-name-complex="Vazir" style:font-weight-complex="bold"/>
    </style:style>
    <style:style style:name="P26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0b7607" style:font-weight-asian="normal" style:font-name-complex="Vazir" style:font-weight-complex="normal"/>
    </style:style>
    <style:style style:name="P27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5a40a" style:font-weight-asian="normal" style:font-name-complex="Vazir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65132" style:font-weight-asian="normal" style:font-name-complex="Vazir" style:font-weight-complex="normal"/>
    </style:style>
    <style:style style:name="P29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6a21d" style:font-weight-asian="normal" style:font-name-complex="Vazir" style:font-weight-complex="normal"/>
    </style:style>
    <style:style style:name="P30" style:family="paragraph" style:parent-style-name="Standard">
      <style:paragraph-properties fo:text-align="end" style:justify-single-word="false" style:writing-mode="rl-tb"/>
      <style:text-properties fo:font-weight="normal" officeooo:rsid="000b7607" officeooo:paragraph-rsid="001edcd1" style:font-weight-asian="normal" style:font-name-complex="Vazir" style:font-weight-complex="normal"/>
    </style:style>
    <style:style style:name="P31" style:family="paragraph" style:parent-style-name="Standard">
      <style:paragraph-properties fo:text-align="end" style:justify-single-word="false" style:writing-mode="rl-tb"/>
      <style:text-properties fo:font-weight="normal" officeooo:rsid="000d2893" officeooo:paragraph-rsid="000d2893" style:font-weight-asian="normal" style:font-name-complex="Vazir" style:font-weight-complex="normal"/>
    </style:style>
    <style:style style:name="P32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0df53d" style:font-weight-asian="normal" style:font-name-complex="Vazir" style:font-weight-complex="normal"/>
    </style:style>
    <style:style style:name="P33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0ed866" style:font-weight-asian="normal" style:font-name-complex="Vazir" style:font-weight-complex="normal"/>
    </style:style>
    <style:style style:name="P34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0638b" style:font-weight-asian="normal" style:font-name-complex="Vazir" style:font-weight-complex="normal"/>
    </style:style>
    <style:style style:name="P35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25a24" style:font-weight-asian="normal" style:font-name-complex="Vazir" style:font-weight-complex="normal"/>
    </style:style>
    <style:style style:name="P36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87f92" style:font-weight-asian="normal" style:font-name-complex="Vazir" style:font-weight-complex="normal"/>
    </style:style>
    <style:style style:name="P37" style:family="paragraph" style:parent-style-name="Standard">
      <style:paragraph-properties fo:text-align="end" style:justify-single-word="false" style:writing-mode="rl-tb"/>
      <style:text-properties fo:font-weight="normal" officeooo:rsid="000df53d" officeooo:paragraph-rsid="001a3216" style:font-weight-asian="normal" style:font-name-complex="Vazir" style:font-weight-complex="normal"/>
    </style:style>
    <style:style style:name="P38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0ed866" style:font-weight-asian="normal" style:font-name-complex="Vazir" style:font-weight-complex="normal"/>
    </style:style>
    <style:style style:name="P39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10638b" style:font-weight-asian="normal" style:font-name-complex="Vazir" style:font-weight-complex="normal"/>
    </style:style>
    <style:style style:name="P40" style:family="paragraph" style:parent-style-name="Standard">
      <style:paragraph-properties fo:text-align="end" style:justify-single-word="false" style:writing-mode="rl-tb"/>
      <style:text-properties fo:font-weight="normal" officeooo:rsid="000ed866" officeooo:paragraph-rsid="00125a24" style:font-weight-asian="normal" style:font-name-complex="Vazir" style:font-weight-complex="normal"/>
    </style:style>
    <style:style style:name="P41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55b68" style:font-weight-asian="normal" style:font-name-complex="Vazir" style:font-weight-complex="normal"/>
    </style:style>
    <style:style style:name="P42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5a40a" style:font-weight-asian="normal" style:font-name-complex="Vazir" style:font-weight-complex="normal"/>
    </style:style>
    <style:style style:name="P43" style:family="paragraph" style:parent-style-name="Standard">
      <style:paragraph-properties fo:text-align="end" style:justify-single-word="false" style:writing-mode="rl-tb"/>
      <style:text-properties fo:font-weight="normal" officeooo:rsid="00097e5b" officeooo:paragraph-rsid="00165132" style:font-weight-asian="normal" style:font-name-complex="Vazir" style:font-weight-complex="normal"/>
    </style:style>
    <style:style style:name="P44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55b68" style:font-weight-asian="normal" style:font-name-complex="Vazir" style:font-weight-complex="normal"/>
    </style:style>
    <style:style style:name="P45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5a40a" style:font-weight-asian="normal" style:font-name-complex="Vazir" style:font-weight-complex="normal"/>
    </style:style>
    <style:style style:name="P46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65132" style:font-weight-asian="normal" style:font-name-complex="Vazir" style:font-weight-complex="normal"/>
    </style:style>
    <style:style style:name="P47" style:family="paragraph" style:parent-style-name="Standard">
      <style:paragraph-properties fo:text-align="end" style:justify-single-word="false" style:writing-mode="rl-tb"/>
      <style:text-properties fo:font-weight="normal" officeooo:rsid="00155b68" officeooo:paragraph-rsid="00187f92" style:font-weight-asian="normal" style:font-name-complex="Vazir" style:font-weight-complex="normal"/>
    </style:style>
    <style:style style:name="P48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5a40a" style:font-weight-asian="normal" style:font-name-complex="Vazir" style:font-weight-complex="normal"/>
    </style:style>
    <style:style style:name="P49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65132" style:font-weight-asian="normal" style:font-name-complex="Vazir" style:font-weight-complex="normal"/>
    </style:style>
    <style:style style:name="P50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87f92" style:font-weight-asian="normal" style:font-name-complex="Vazir" style:font-weight-complex="normal"/>
    </style:style>
    <style:style style:name="P51" style:family="paragraph" style:parent-style-name="Standard">
      <style:paragraph-properties fo:text-align="end" style:justify-single-word="false" style:writing-mode="rl-tb"/>
      <style:text-properties fo:font-weight="normal" officeooo:rsid="0015a40a" officeooo:paragraph-rsid="001a3216" style:font-weight-asian="normal" style:font-name-complex="Vazir" style:font-weight-complex="normal"/>
    </style:style>
    <style:style style:name="P52" style:family="paragraph" style:parent-style-name="Standard">
      <style:paragraph-properties fo:text-align="end" style:justify-single-word="false" style:writing-mode="rl-tb"/>
      <style:text-properties fo:font-weight="normal" officeooo:rsid="00187f92" officeooo:paragraph-rsid="00187f92" style:font-weight-asian="normal" style:font-name-complex="Vazir" style:font-weight-complex="normal"/>
    </style:style>
    <style:style style:name="P53" style:family="paragraph" style:parent-style-name="Standard">
      <style:paragraph-properties fo:text-align="end" style:justify-single-word="false" style:writing-mode="rl-tb"/>
      <style:text-properties fo:font-weight="normal" officeooo:rsid="00187f92" officeooo:paragraph-rsid="001a3216" style:font-weight-asian="normal" style:font-name-complex="Vazir" style:font-weight-complex="normal"/>
    </style:style>
    <style:style style:name="P54" style:family="paragraph" style:parent-style-name="Standard">
      <style:paragraph-properties fo:text-align="end" style:justify-single-word="false" style:writing-mode="rl-tb"/>
      <style:text-properties fo:font-weight="bold" officeooo:rsid="000b7607" officeooo:paragraph-rsid="000b7607" style:font-weight-asian="bold" style:font-name-complex="Vazir" style:font-weight-complex="bold"/>
    </style:style>
    <style:style style:name="P55" style:family="paragraph" style:parent-style-name="Standard">
      <style:paragraph-properties fo:text-align="end" style:justify-single-word="false" style:writing-mode="rl-tb"/>
      <style:text-properties fo:font-weight="bold" officeooo:rsid="000b7607" officeooo:paragraph-rsid="0015a40a" style:font-weight-asian="bold" style:font-name-complex="Vazir" style:font-weight-complex="bold"/>
    </style:style>
    <style:style style:name="P56" style:family="paragraph" style:parent-style-name="Standard">
      <style:paragraph-properties fo:text-align="end" style:justify-single-word="false" style:writing-mode="rl-tb"/>
      <style:text-properties fo:font-weight="bold" officeooo:rsid="000d2893" officeooo:paragraph-rsid="000d2893" style:font-weight-asian="bold" style:font-name-complex="Vazir" style:font-weight-complex="bold"/>
    </style:style>
    <style:style style:name="P57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0df53d" style:font-weight-asian="bold" style:font-name-complex="Vazir" style:font-weight-complex="bold"/>
    </style:style>
    <style:style style:name="P58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0ed866" style:font-weight-asian="bold" style:font-name-complex="Vazir" style:font-weight-complex="bold"/>
    </style:style>
    <style:style style:name="P59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0638b" style:font-weight-asian="bold" style:font-name-complex="Vazir" style:font-weight-complex="bold"/>
    </style:style>
    <style:style style:name="P60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25a24" style:font-weight-asian="bold" style:font-name-complex="Vazir" style:font-weight-complex="bold"/>
    </style:style>
    <style:style style:name="P61" style:family="paragraph" style:parent-style-name="Standard">
      <style:paragraph-properties fo:text-align="end" style:justify-single-word="false" style:writing-mode="rl-tb"/>
      <style:text-properties fo:font-weight="bold" officeooo:rsid="000df53d" officeooo:paragraph-rsid="001a3216" style:font-weight-asian="bold" style:font-name-complex="Vazir" style:font-weight-complex="bold"/>
    </style:style>
    <style:style style:name="P62" style:family="paragraph" style:parent-style-name="Standard">
      <style:paragraph-properties fo:text-align="end" style:justify-single-word="false" style:writing-mode="rl-tb"/>
      <style:text-properties fo:font-weight="bold" officeooo:rsid="00097e5b" officeooo:paragraph-rsid="00155b68" style:font-weight-asian="bold" style:font-name-complex="Vazir" style:font-weight-complex="bold"/>
    </style:style>
    <style:style style:name="P63" style:family="paragraph" style:parent-style-name="Standard">
      <style:paragraph-properties fo:text-align="end" style:justify-single-word="false" style:writing-mode="rl-tb"/>
      <style:text-properties fo:font-weight="bold" officeooo:rsid="00187f92" officeooo:paragraph-rsid="00187f92" style:font-weight-asian="bold" style:font-name-complex="Vazir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6f8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ed866"/>
    </style:style>
    <style:style style:name="T5" style:family="text">
      <style:text-properties style:text-underline-style="solid" style:text-underline-width="auto" style:text-underline-color="font-color" officeooo:rsid="0010638b"/>
    </style:style>
    <style:style style:name="T6" style:family="text">
      <style:text-properties style:text-underline-style="solid" style:text-underline-width="auto" style:text-underline-color="font-color" officeooo:rsid="001a3216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0df53d" style:font-weight-asian="normal" style:font-weight-complex="normal"/>
    </style:style>
    <style:style style:name="T10" style:family="text">
      <style:text-properties style:text-underline-style="none" fo:font-weight="normal" officeooo:rsid="00187f92" style:font-weight-asian="normal" style:font-weight-complex="normal"/>
    </style:style>
    <style:style style:name="T11" style:family="text">
      <style:text-properties style:text-underline-style="none" fo:font-weight="normal" officeooo:rsid="0015a40a" style:font-weight-asian="normal" style:font-weight-complex="normal"/>
    </style:style>
    <style:style style:name="T12" style:family="text">
      <style:text-properties style:text-underline-style="none" fo:font-weight="normal" officeooo:rsid="001d6f8e" style:font-weight-asian="normal" style:font-weight-complex="normal"/>
    </style:style>
    <style:style style:name="T13" style:family="text">
      <style:text-properties style:text-underline-style="none" officeooo:rsid="000b7607"/>
    </style:style>
    <style:style style:name="T14" style:family="text">
      <style:text-properties style:text-underline-style="none" officeooo:rsid="000d2893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25a24" style:font-weight-asian="bold" style:font-weight-complex="bold"/>
    </style:style>
    <style:style style:name="T17" style:family="text">
      <style:text-properties style:text-underline-style="none" officeooo:rsid="000df53d"/>
    </style:style>
    <style:style style:name="T18" style:family="text">
      <style:text-properties style:text-underline-style="none" officeooo:rsid="000ed866"/>
    </style:style>
    <style:style style:name="T19" style:family="text">
      <style:text-properties style:text-underline-style="none" officeooo:rsid="0010638b"/>
    </style:style>
    <style:style style:name="T20" style:family="text">
      <style:text-properties style:text-underline-style="none" officeooo:rsid="00125a24"/>
    </style:style>
    <style:style style:name="T21" style:family="text">
      <style:text-properties style:text-underline-style="none" officeooo:rsid="00155b68"/>
    </style:style>
    <style:style style:name="T22" style:family="text">
      <style:text-properties style:text-underline-style="none" officeooo:rsid="00136958"/>
    </style:style>
    <style:style style:name="T23" style:family="text">
      <style:text-properties style:text-underline-style="none" officeooo:rsid="0015a40a"/>
    </style:style>
    <style:style style:name="T24" style:family="text">
      <style:text-properties style:text-underline-style="none" officeooo:rsid="00165132"/>
    </style:style>
    <style:style style:name="T25" style:family="text">
      <style:text-properties style:text-underline-style="none" officeooo:rsid="00187f92"/>
    </style:style>
    <style:style style:name="T26" style:family="text">
      <style:text-properties style:text-underline-style="none" officeooo:rsid="001a3216"/>
    </style:style>
    <style:style style:name="T27" style:family="text">
      <style:text-properties style:text-underline-style="none" officeooo:rsid="001d6f8e"/>
    </style:style>
    <style:style style:name="T28" style:family="text">
      <style:text-properties style:text-underline-style="none" officeooo:rsid="001e5f21"/>
    </style:style>
    <style:style style:name="T29" style:family="text">
      <style:text-properties style:text-underline-style="none" officeooo:rsid="001edcd1"/>
    </style:style>
    <style:style style:name="T30" style:family="text">
      <style:text-properties style:text-underline-style="none" officeooo:rsid="00205f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طلوبات پروژه:</text:p>
      <text:p text:style-name="P6">تمرین شماره ۱، ۲ با هم:</text:p>
      <text:p text:style-name="P6"/>
      <text:p text:style-name="P5">نکات: تأیید را دیگر حذف نکردم. </text:p>
      <text:p text:style-name="P9">مشتری<text:span text:style-name="T1"> </text:span></text:p>
      <text:p text:style-name="P1"><text:span text:style-name="T1"/></text:p>
      <text:p text:style-name="P1"><text:span text:style-name="T1">مشتری (نام، نام خانوادگی، </text:span><text:span text:style-name="T8">کد ملی</text:span><text:span text:style-name="T1">، </text:span><text:span text:style-name="T2">آیدی مشتری</text:span><text:span text:style-name="T1">، رمز، {شماره مشتری}، {آدرس})</text:span></text:p>
      <text:p text:style-name="P1"><text:span text:style-name="T1"><text:s/></text:span></text:p>
      <text:p text:style-name="P1"><text:span text:style-name="T1">شماره مشتری و آدرس multivalued هستند به همین دلیل حذف شده و یک جدول می‌شوند و جدول زیر به وجود می‌آید:</text:span></text:p>
      <text:p text:style-name="P1">مشتری ( <text:span text:style-name="T3">کد ملی</text:span>، نام، نام خانوادگی، شماره مشتری، رمز )</text:p>
      <text:p text:style-name="P1"><text:span text:style-name="T1"/></text:p>
      <text:p text:style-name="P1"><text:span text:style-name="T1"/></text:p>
      <text:p text:style-name="P1"><text:span text:style-name="T1">PK: کد ملی</text:span></text:p>
      <text:p text:style-name="P1"><text:span text:style-name="T1">FK: ندارد</text:span></text:p>
      <text:p text:style-name="P1"><text:span text:style-name="T1">STRONG ENTITY</text:span></text:p>
      <text:p text:style-name="P1"><text:span text:style-name="T1"/></text:p>
      <text:p text:style-name="P1"><text:span text:style-name="T1">کد ملی: VARCHAR(10)</text:span></text:p>
      <text:p text:style-name="P1"><text:span text:style-name="T1">نام: VARCHAR(256)</text:span></text:p>
      <text:p text:style-name="P1"><text:span text:style-name="T1">نام خانوادگی: VARCHAR(256)</text:span></text:p>
      <text:p text:style-name="P1"><text:span text:style-name="T2">آیدی مشتری</text:span><text:span text:style-name="T1">: </text:span><text:span text:style-name="T2">INT</text:span></text:p>
      <text:p text:style-name="P1"><text:span text:style-name="T1">رمز: VARCHAR(256) </text:span></text:p>
      <text:p text:style-name="P9">شماره تماس</text:p>
      <text:p text:style-name="P1"><text:span text:style-name="T1"/></text:p>
      <text:p text:style-name="P1"><text:span text:style-name="T1">این جدول به خاطر multivalued بود به وجود آمده. </text:span></text:p>
      <text:p text:style-name="P1"><text:span text:style-name="T1">رابطه چند به یک است و PK مشتری به عنوان یک FK ظاهر می‌شود و رابطه حذف می‌شود. <text:s/></text:span></text:p>
      <text:p text:style-name="P1"><text:span text:style-name="T1"/></text:p>
      <text:p text:style-name="P1">شماره تماس( <text:span text:style-name="T3">کد ملی</text:span><text:span text:style-name="T7">، </text:span><text:span text:style-name="T3">شماره</text:span><text:span text:style-name="T7"> )</text:span></text:p>
      <text:p text:style-name="P1"><text:span text:style-name="T7"/></text:p>
      <text:p text:style-name="P6"><text:span text:style-name="T7">PK: کد ملی، شماره</text:span></text:p>
      <text:p text:style-name="P6"><text:span text:style-name="T7">FK: کد ملی که اشاره به PK جدول مشتری دارد. </text:span></text:p>
      <text:p text:style-name="P6"><text:span text:style-name="T7"/></text:p>
      <text:p text:style-name="P6"><text:span text:style-name="T7">کد ملی: VARCHAR(10)</text:span></text:p>
      <text:p text:style-name="P6"><text:span text:style-name="T7">شماره: VARCHAR(11)</text:span></text:p>
      <text:p text:style-name="P8"><text:span text:style-name="T7">در ER وجود ندارد.</text:span></text:p>
      <text:p text:style-name="P9">آدرس</text:p>
      <text:p text:style-name="P1"><text:span text:style-name="T1"/></text:p>
      <text:p text:style-name="P1"><text:span text:style-name="T1">این جدول به خاطر multivalued بود به وجود آمده. </text:span></text:p>
      <text:p text:style-name="P1"><text:span text:style-name="T1">رابطه چند به یک است و PK مشتری به عنوان یک FK ظاهر می‌شود و رابطه حذف می‌شود. <text:s/></text:span></text:p>
      <text:p text:style-name="P1"><text:span text:style-name="T1"/></text:p>
      <text:p text:style-name="P2">آدرس( <text:span text:style-name="T3">کد ملی</text:span><text:span text:style-name="T7">، </text:span><text:span text:style-name="T3">آدرس</text:span><text:span text:style-name="T7"> )</text:span></text:p>
      <text:p text:style-name="P1"><text:span text:style-name="T7"/></text:p>
      <text:p text:style-name="P6"><text:span text:style-name="T7">PK: کد ملی، آدرس</text:span></text:p>
      <text:p text:style-name="P6"><text:span text:style-name="T7">FK: کد ملی که اشاره به PK جدول مشتری دارد. </text:span></text:p>
      <text:p text:style-name="P6"><text:span text:style-name="T7"/></text:p>
      <text:p text:style-name="P6"><text:span text:style-name="T7">کد ملی: VARCHAR(10)</text:span></text:p>
      <text:p text:style-name="P6"><text:span text:style-name="T7">شماره: VARCHAR(11)</text:span></text:p>
      <text:p text:style-name="P8"><text:span text:style-name="T7">در ER وجود ندارد. </text:span></text:p>
      <text:p text:style-name="P9"><text:span text:style-name="T7">دستور پرداخت</text:span></text:p>
      <text:p text:style-name="P1"><text:span text:style-name="T7"/></text:p>
      <text:p text:style-name="P6"><text:span text:style-name="T7">دستور پرداخت ( ID، یادداشت، مبلغ کل() )</text:span></text:p>
      <text:p text:style-name="P6"><text:span text:style-name="T7"/></text:p>
      <text:p text:style-name="P6"><text:span text:style-name="T7">م</text:span><text:span text:style-name="T13">ب</text:span><text:span text:style-name="T7">لغ کل یک derived entity است که حذف می‌شود. </text:span></text:p>
      <text:p text:style-name="P7"><text:span text:style-name="T7">روابط تایید، سازنده و مبدأ many to one هستند و در نهایت حذف شده و PK </text:span><text:span text:style-name="T13">طرف one</text:span><text:span text:style-name="T7"> وارد این جدول می‌شود. </text:span></text:p>
      <text:p text:style-name="P7"><text:span text:style-name="T7"/></text:p>
      <text:p text:style-name="P4"><text:span text:style-name="T7">دستور پرداخت ( </text:span><text:span text:style-name="T3">ID</text:span><text:span text:style-name="T7">، حساب، سازنده، تأیید کننده</text:span><text:span text:style-name="T29">،</text:span><text:span text:style-name="T7"> یادداشت )</text:span></text:p>
      <text:p text:style-name="P3"><text:span text:style-name="T7"/></text:p>
      <text:p text:style-name="P8"><text:span text:style-name="T7">PK: آیدی (ID) </text:span></text:p>
      <text:p text:style-name="P8"><text:span text:style-name="T7">FK: حساب اشاره به PK جدول حساب می‌کند. سازنده کننده اشاره به PK جدول مشتری می‌کند. تأیید کننده اشاره به PK جدول مشتری می‌کند. </text:span></text:p>
      <text:p text:style-name="P8"><text:span text:style-name="T7">Strong entity </text:span></text:p>
      <text:p text:style-name="P8"><text:span text:style-name="T7"/></text:p>
      <text:p text:style-name="P26"><text:span text:style-name="T7">آیدی:‌ </text:span><text:span text:style-name="T28">INT</text:span></text:p>
      <text:p text:style-name="P26"><text:span text:style-name="T7">حساب: VARCHAR(10) </text:span></text:p>
      <text:p text:style-name="P26"><text:span text:style-name="T7">سازنده: VARCHAR(10)</text:span></text:p>
      <text:p text:style-name="P26"><text:span text:style-name="T7">تأیید کننده: VARCHAR(10)</text:span></text:p>
      <text:p text:style-name="P30"><text:span text:style-name="T7">یادداشت: VARCHAR(1024)</text:span></text:p>
      <text:p text:style-name="P26"><text:span text:style-name="T7"/></text:p>
      <text:p text:style-name="P11"><text:span text:style-name="T7">تراکنش</text:span></text:p>
      <text:p text:style-name="P54"><text:span text:style-name="T8"/></text:p>
      <text:p text:style-name="P54"><text:span text:style-name="T8">تراکنش (مبلغ) </text:span></text:p>
      <text:p text:style-name="P54"><text:span text:style-name="T8"/></text:p>
      <text:p text:style-name="P54"><text:span text:style-name="T8">یک weak entity است و PK جدول دستور پرداخت در درون آن می‌آید و رابطه آن با دستور پرداخت حذف می‌شود. </text:span></text:p>
      <text:p text:style-name="P54"><text:span text:style-name="T8">رابطه آن با حساب چند به یک است به همین دلیل رابطه مقصد حذف شده و PK حساب به عنوان یک FK در این جدول وارد می‌شود. </text:span></text:p>
      <text:p text:style-name="P54"><text:span text:style-name="T8"/></text:p>
      <text:p text:style-name="P54"><text:span text:style-name="T7">تراکنش ( </text:span><text:span text:style-name="T3">ID</text:span><text:span text:style-name="T7">، </text:span><text:span text:style-name="T3">مقصد</text:span><text:span text:style-name="T7">، مبلغ )</text:span></text:p>
      <text:p text:style-name="P54"><text:span text:style-name="T7"/></text:p>
      <text:p text:style-name="P26"><text:span text:style-name="T7">PK: </text:span><text:span text:style-name="T14">مقصد، ID </text:span></text:p>
      <text:p text:style-name="P31"><text:span text:style-name="T7">FK: مقصد اشاره به PK جدول جساب دارد. ID اشاره به PK جدول دستور پرداخت دارد. </text:span></text:p>
      <text:p text:style-name="P31"><text:span text:style-name="T7">Weak entity است و strong entity آن جدول دستور پرداخت است. </text:span></text:p>
      <text:p text:style-name="P31"><text:span text:style-name="T7"/></text:p>
      <text:p text:style-name="P31"><text:span text:style-name="T7">آیدی: VARCHAR(10)</text:span></text:p>
      <text:p text:style-name="P31"><text:span text:style-name="T7">مقصد: VARCHAR(10)</text:span></text:p>
      <text:p text:style-name="P31"><text:span text:style-name="T7">مبلغ: NUMERIC(10,0) <text:s/></text:span></text:p>
      <text:p text:style-name="P31"><text:span text:style-name="T7"><text:s/></text:span></text:p>
      <text:p text:style-name="P11"><text:span text:style-name="T7">حساب</text:span><text:span text:style-name="T8"> </text:span></text:p>
      <text:p text:style-name="P54"><text:span text:style-name="T8"/></text:p>
      <text:p text:style-name="P54"><text:span text:style-name="T7">حساب ( </text:span><text:span text:style-name="T3">شماره حساب</text:span><text:span text:style-name="T7">، موجودی، نوع حساب، تعداد امضای مورد نیاز )‌</text:span></text:p>
      <text:p text:style-name="P54"><text:span text:style-name="T8"/></text:p>
      <text:p text:style-name="P56"><text:span text:style-name="T8">PK: شماره حساب</text:span></text:p>
      <text:p text:style-name="P56"><text:span text:style-name="T8">FK: ندارد</text:span></text:p>
      <text:p text:style-name="P56"><text:span text:style-name="T8">strong entity است.</text:span></text:p>
      <text:p text:style-name="P56"><text:span text:style-name="T8"/></text:p>
      <text:p text:style-name="P56"><text:span text:style-name="T8">شماره حساب: </text:span><text:span text:style-name="T12">INT</text:span></text:p>
      <text:p text:style-name="P56"><text:span text:style-name="T8">موجودی: NUMERIC(10,0) </text:span></text:p>
      <text:p text:style-name="P56"><text:span text:style-name="T8">نوع حساب: VARCHAR(256) که باید از بین سه مقدار انتخاب شود (check). </text:span></text:p>
      <text:p text:style-name="P56"><text:span text:style-name="T8">تعداد امضای مورد نیاز: NUMERIC(4,0) </text:span></text:p>
      <text:p text:style-name="P56"><text:span text:style-name="T8"/></text:p>
      <text:p text:style-name="P15"><text:span text:style-name="T7">صورت حساب</text:span><text:span text:style-name="T8"> </text:span></text:p>
      <text:p text:style-name="P56"><text:span text:style-name="T8"/></text:p>
      <text:p text:style-name="P56"><text:span text:style-name="T8">صورت حساب ( مبلغ، توضیحات، نوع، زمان ) </text:span></text:p>
      <text:p text:style-name="P56"><text:span text:style-name="T8"/></text:p>
      <text:p text:style-name="P56"><text:span text:style-name="T8">چون weak entity است و strong entity آن حساب است، PK آن درون این جدول قرار گرفته و رابطه تاریخچه حذف می‌شود. </text:span></text:p>
      <text:p text:style-name="P56"><text:span text:style-name="T8"><text:s/></text:span></text:p>
      <text:p text:style-name="P56"><text:span text:style-name="T7">حساب ( شماره حساب، مبلغ، توضیحات، نوع، زمان )</text:span></text:p>
      <text:p text:style-name="P56"><text:span text:style-name="T7"/></text:p>
      <text:p text:style-name="P31"><text:span text:style-name="T7">PK: RRRRR</text:span></text:p>
      <text:p text:style-name="P31"><text:span text:style-name="T7">FK: شماره حساب اشاره به PK جدول حساب دارد. </text:span></text:p>
      <text:p text:style-name="P31"><text:span text:style-name="T7">Weak entity است و strong entity آن جدول حساب می‌باشد. </text:span></text:p>
      <text:p text:style-name="P31"><text:span text:style-name="T7"/></text:p>
      <text:p text:style-name="P31"><text:span text:style-name="T7">شماره حساب: VARCHAR(10)</text:span></text:p>
      <text:p text:style-name="P31"><text:span text:style-name="T7">مبلغ: NUMERIC(10,0) </text:span></text:p>
      <text:p text:style-name="P31"><text:span text:style-name="T7">توضیحات: VARCHAR(1024)</text:span></text:p>
      <text:p text:style-name="P31"><text:span text:style-name="T7">نوع: VARCHAR(256) که باید از بین دو مقدار انتخاب شود (check). </text:span></text:p>
      <text:p text:style-name="P31"><text:span text:style-name="T7">زمان: </text:span><text:span text:style-name="T17">TIMESTAMP</text:span></text:p>
      <text:p text:style-name="P31"><text:span text:style-name="T17"/></text:p>
      <text:p text:style-name="P10"><text:span text:style-name="T7">نکته بسیار مهم: </text:span></text:p>
      <text:p text:style-name="P32"><text:span text:style-name="T7">۴ رابطه بعدی را می‌توانستم در یک رابطه بنویسم و نوع دسترسی را به عنوان یک attribute از آن رابطه در نظر بگیرم ولی این کار را انجام ندادم زیرا </text:span><text:span text:style-name="T18">اولاً زمان سرچ طولانی‌تر می‌شود و دوماً ورود و تفکیک جداول راحت‌تر است و ممکن است یک جدول در آینده نیاز به یک attribute خاصی داشته باشد که بقیه ندارند. </text:span></text:p>
      <text:p text:style-name="P16"><text:span text:style-name="T7">صاحب حساب</text:span></text:p>
      <text:p text:style-name="P57"><text:span text:style-name="T7"/></text:p>
      <text:p text:style-name="P57"><text:span text:style-name="T7">صاحب حساب ( </text:span><text:span text:style-name="T3">کد ملی</text:span><text:span text:style-name="T7">، </text:span><text:span text:style-name="T3">شماره حساب</text:span><text:span text:style-name="T7"> )</text:span></text:p>
      <text:p text:style-name="P32"><text:span text:style-name="T7"><text:s/></text:span></text:p>
      <text:p text:style-name="P32"><text:span text:style-name="T7"/></text:p>
      <text:p text:style-name="P32"><text:span text:style-name="T7">PK: کد ملی، شماره حساب</text:span></text:p>
      <text:p text:style-name="P38"><text:span text:style-name="T7">FK: کد ملی اشاره به PK جدول مشتری دارد. شماره حساب اشاره به PK جدول حساب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شماره حساب:‌ VARCHAR(10)</text:span></text:p>
      <text:p text:style-name="P38"><text:span text:style-name="T7"/></text:p>
      <text:p text:style-name="P18"><text:span text:style-name="T7">دسترسی امضا</text:span></text:p>
      <text:p text:style-name="P58"><text:span text:style-name="T7"/></text:p>
      <text:p text:style-name="P58"><text:span text:style-name="T18">دسترسی امضا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3"><text:span text:style-name="T7"><text:s/></text:span></text:p>
      <text:p text:style-name="P33"><text:span text:style-name="T7"/></text:p>
      <text:p text:style-name="P33"><text:span text:style-name="T7">PK: کد ملی، شماره حساب</text:span></text:p>
      <text:p text:style-name="P38"><text:span text:style-name="T7">FK: کد ملی اشاره به PK جدول مشتری دارد. شماره حساب اشاره به PK جدول حساب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شماره حساب:‌ VARCHAR(10)</text:span></text:p>
      <text:p text:style-name="P18"><text:span text:style-name="T7">دسترسی پرداخت</text:span></text:p>
      <text:p text:style-name="P58"><text:span text:style-name="T7"/></text:p>
      <text:p text:style-name="P58"><text:span text:style-name="T18">دسترسی پرداخت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3"><text:span text:style-name="T7"><text:s/></text:span></text:p>
      <text:p text:style-name="P33"><text:span text:style-name="T7"/></text:p>
      <text:p text:style-name="P33"><text:span text:style-name="T7">PK: کد ملی، شماره حساب</text:span></text:p>
      <text:p text:style-name="P38"><text:span text:style-name="T7">FK: کد ملی اشاره به PK جدول مشتری دارد. شماره حساب اشاره به PK جدول حساب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شماره حساب:‌ VARCHAR(10)</text:span></text:p>
      <text:p text:style-name="P18"><text:span text:style-name="T7">مشاهده حساب</text:span></text:p>
      <text:p text:style-name="P58"><text:span text:style-name="T7"/></text:p>
      <text:p text:style-name="P58"><text:span text:style-name="T18">مشاهده حساب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3"><text:span text:style-name="T7"><text:s/></text:span></text:p>
      <text:p text:style-name="P33"><text:span text:style-name="T7"/></text:p>
      <text:p text:style-name="P33"><text:span text:style-name="T7">PK: کد ملی، شماره حساب</text:span></text:p>
      <text:p text:style-name="P38"><text:span text:style-name="T7">FK: کد ملی اشاره به PK جدول مشتری دارد. شماره حساب اشاره به PK جدول حساب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شماره حساب:‌ VARCHAR(10)</text:span></text:p>
      <text:p text:style-name="P18"><text:span text:style-name="T7">تنظیمات</text:span></text:p>
      <text:p text:style-name="P58"><text:span text:style-name="T7"/></text:p>
      <text:p text:style-name="P58"><text:span text:style-name="T18">تنظیمات</text:span><text:span text:style-name="T7"> ( </text:span><text:span text:style-name="T3">کد ملی</text:span><text:span text:style-name="T7">، </text:span><text:span text:style-name="T3">شماره حساب</text:span><text:span text:style-name="T18">، اسم، رنگ</text:span><text:span text:style-name="T7"> )</text:span></text:p>
      <text:p text:style-name="P33"><text:span text:style-name="T7"><text:s/></text:span></text:p>
      <text:p text:style-name="P33"><text:span text:style-name="T7"/></text:p>
      <text:p text:style-name="P33"><text:span text:style-name="T7">PK: کد ملی، شماره حساب</text:span></text:p>
      <text:p text:style-name="P38"><text:span text:style-name="T7">FK: کد ملی اشاره به PK جدول مشتری دارد. شماره حساب اشاره به PK جدول حساب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شماره حساب:‌ VARCHAR(10)</text:span></text:p>
      <text:p text:style-name="P38"><text:span text:style-name="T7">اسم: VARCHAR(256)</text:span></text:p>
      <text:p text:style-name="P38"><text:span text:style-name="T7">رنگ: VARCHAR(256)</text:span></text:p>
      <text:p text:style-name="P38"><text:span text:style-name="T7"/></text:p>
      <text:p text:style-name="P18"><text:span text:style-name="T7">امضا</text:span></text:p>
      <text:p text:style-name="P58"><text:span text:style-name="T7"/></text:p>
      <text:p text:style-name="P58"><text:span text:style-name="T18">امضا</text:span><text:span text:style-name="T7"> ( </text:span><text:span text:style-name="T3">کد ملی</text:span><text:span text:style-name="T7">، </text:span><text:span text:style-name="T4">ID</text:span><text:span text:style-name="T7"> )</text:span></text:p>
      <text:p text:style-name="P33"><text:span text:style-name="T7"><text:s/></text:span></text:p>
      <text:p text:style-name="P33"><text:span text:style-name="T7"/></text:p>
      <text:p text:style-name="P33"><text:span text:style-name="T7">PK: کد ملی، </text:span><text:span text:style-name="T18">ID</text:span></text:p>
      <text:p text:style-name="P38"><text:span text:style-name="T7">FK: کد ملی اشاره به PK جدول مشتری دارد. ID اشاره به PK جدول دستور پرداخت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آیدی: VARCHAR(10)</text:span></text:p>
      <text:p text:style-name="P18"><text:span text:style-name="T7">تایید</text:span></text:p>
      <text:p text:style-name="P58"><text:span text:style-name="T7"/></text:p>
      <text:p text:style-name="P58"><text:span text:style-name="T18">تایید</text:span><text:span text:style-name="T7"> ( </text:span><text:span text:style-name="T3">کد ملی</text:span><text:span text:style-name="T7">، </text:span><text:span text:style-name="T4">ID</text:span><text:span text:style-name="T7"> )</text:span></text:p>
      <text:p text:style-name="P33"><text:span text:style-name="T7"><text:s/></text:span></text:p>
      <text:p text:style-name="P38"><text:span text:style-name="T15">نکته:</text:span><text:span text:style-name="T7"> این رابطه چند به یک است و </text:span><text:span text:style-name="T15">حذف</text:span><text:span text:style-name="T7"> شده و در قلب جدول دستور پرداخت قرار می‌گیرد </text:span><text:span text:style-name="T30">( با توجه به این که یک طرف total نبود، حذف آن اختیاری بود و من ترجیح دادم حذف کنم).</text:span></text:p>
      <text:p text:style-name="P33"><text:span text:style-name="T7"/></text:p>
      <text:p text:style-name="P33"><text:span text:style-name="T7">PK: کد ملی، </text:span><text:span text:style-name="T18">ID</text:span></text:p>
      <text:p text:style-name="P38"><text:span text:style-name="T7">FK: کد ملی اشاره به PK جدول مشتری دارد. ID اشاره به PK جدول دستور پرداخت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آیدی: VARCHAR(10)</text:span></text:p>
      <text:p text:style-name="P18"><text:span text:style-name="T7">سازنده</text:span></text:p>
      <text:p text:style-name="P58"><text:span text:style-name="T7"/></text:p>
      <text:p text:style-name="P58"><text:span text:style-name="T18">سازنده</text:span><text:span text:style-name="T7"> ( </text:span><text:span text:style-name="T3">کد ملی</text:span><text:span text:style-name="T7">، </text:span><text:span text:style-name="T4">ID</text:span><text:span text:style-name="T7"> )</text:span></text:p>
      <text:p text:style-name="P33"><text:span text:style-name="T7"><text:s/></text:span></text:p>
      <text:p text:style-name="P38"><text:span text:style-name="T15">نکته:</text:span><text:span text:style-name="T7"> این رابطه چند به یک است و </text:span><text:span text:style-name="T15">حذف</text:span><text:span text:style-name="T7"> شده و در قلب جدول دستور پرداخت قرار می‌گیرد. </text:span></text:p>
      <text:p text:style-name="P33"><text:span text:style-name="T7"/></text:p>
      <text:p text:style-name="P33"><text:span text:style-name="T7">PK: کد ملی، </text:span><text:span text:style-name="T18">ID</text:span></text:p>
      <text:p text:style-name="P38"><text:span text:style-name="T7">FK: کد ملی اشاره به PK جدول مشتری دارد. ID اشاره به PK جدول دستور پرداخت دارد. </text:span></text:p>
      <text:p text:style-name="P33"><text:span text:style-name="T7">یک رابطه است.</text:span></text:p>
      <text:p text:style-name="P33"><text:span text:style-name="T7"/></text:p>
      <text:p text:style-name="P38"><text:span text:style-name="T7">کد ملی: VARCHAR(10)</text:span></text:p>
      <text:p text:style-name="P38"><text:span text:style-name="T7">آیدی: VARCHAR(10)</text:span></text:p>
      <text:p text:style-name="P19"><text:span text:style-name="T7">مبدأ </text:span></text:p>
      <text:p text:style-name="P59"><text:span text:style-name="T7"/></text:p>
      <text:p text:style-name="P59"><text:span text:style-name="T19">مبدأ</text:span><text:span text:style-name="T7"> ( </text:span><text:span text:style-name="T5">شماره حساب</text:span><text:span text:style-name="T7">، </text:span><text:span text:style-name="T4">ID</text:span><text:span text:style-name="T7"> )</text:span></text:p>
      <text:p text:style-name="P34"><text:span text:style-name="T7"><text:s/></text:span></text:p>
      <text:p text:style-name="P39"><text:span text:style-name="T15">نکته:</text:span><text:span text:style-name="T7"> این رابطه چند به یک است و </text:span><text:span text:style-name="T15">حذف</text:span><text:span text:style-name="T7"> شده و در قلب جدول دستور پرداخت قرار می‌گیرد. </text:span></text:p>
      <text:p text:style-name="P34"><text:span text:style-name="T7"/></text:p>
      <text:p text:style-name="P34"><text:span text:style-name="T7">PK: </text:span><text:span text:style-name="T19">شماره حساب</text:span><text:span text:style-name="T7">، </text:span><text:span text:style-name="T18">ID</text:span></text:p>
      <text:p text:style-name="P39"><text:span text:style-name="T7">FK: </text:span><text:span text:style-name="T19">شماره حساب</text:span><text:span text:style-name="T7"> اشاره به PK جدول </text:span><text:span text:style-name="T19">حساب</text:span><text:span text:style-name="T7"> دارد. ID اشاره به PK جدول دستور پرداخت دارد. </text:span></text:p>
      <text:p text:style-name="P34"><text:span text:style-name="T7">یک رابطه است.</text:span></text:p>
      <text:p text:style-name="P34"><text:span text:style-name="T7"/></text:p>
      <text:p text:style-name="P39"><text:span text:style-name="T20">شماره حساب</text:span><text:span text:style-name="T7">: VARCHAR(10)</text:span></text:p>
      <text:p text:style-name="P39"><text:span text:style-name="T7">آیدی: VARCHAR(10)</text:span></text:p>
      <text:p text:style-name="P20"><text:span text:style-name="T20">مقصد</text:span><text:span text:style-name="T7"> </text:span></text:p>
      <text:p text:style-name="P60"><text:span text:style-name="T7"/></text:p>
      <text:p text:style-name="P60"><text:span text:style-name="T20">مقصد</text:span><text:span text:style-name="T7"> ( </text:span><text:span text:style-name="T5">شماره حساب</text:span><text:span text:style-name="T7">، </text:span><text:span text:style-name="T4">ID</text:span><text:span text:style-name="T7"> )</text:span></text:p>
      <text:p text:style-name="P35"><text:span text:style-name="T7"><text:s/></text:span></text:p>
      <text:p text:style-name="P40"><text:span text:style-name="T15">نکته:</text:span><text:span text:style-name="T7"> این رابطه چند به یک است و </text:span><text:span text:style-name="T15">حذف</text:span><text:span text:style-name="T7"> شده و در قلب جدول </text:span><text:span text:style-name="T20">تراکنش</text:span><text:span text:style-name="T7"> قرار می‌گیرد. </text:span></text:p>
      <text:p text:style-name="P35"><text:span text:style-name="T7"/></text:p>
      <text:p text:style-name="P35"><text:span text:style-name="T7">PK: </text:span><text:span text:style-name="T19">شماره حساب</text:span><text:span text:style-name="T7">، </text:span><text:span text:style-name="T18">ID</text:span></text:p>
      <text:p text:style-name="P40"><text:span text:style-name="T7">FK: </text:span><text:span text:style-name="T19">شماره حساب</text:span><text:span text:style-name="T7"> اشاره به PK جدول </text:span><text:span text:style-name="T19">حساب</text:span><text:span text:style-name="T7"> دارد. ID اشاره به PK جدول </text:span><text:span text:style-name="T20">تراکنش</text:span><text:span text:style-name="T7"> دارد. </text:span></text:p>
      <text:p text:style-name="P35"><text:span text:style-name="T7">یک رابطه است.</text:span></text:p>
      <text:p text:style-name="P35"><text:span text:style-name="T7"/></text:p>
      <text:p text:style-name="P40"><text:span text:style-name="T20">شماره حساب</text:span><text:span text:style-name="T7">: VARCHAR(10)</text:span></text:p>
      <text:p text:style-name="P40"><text:span text:style-name="T7">آیدی: VARCHAR(10)</text:span></text:p>
      <text:p text:style-name="P20"><text:span text:style-name="T20">دستور پرداخت - تراکنش</text:span><text:span text:style-name="T7"> </text:span></text:p>
      <text:p text:style-name="P60"><text:span text:style-name="T7"/></text:p>
      <text:p text:style-name="P35"><text:span text:style-name="T7"><text:s/></text:span></text:p>
      <text:p text:style-name="P40"><text:span text:style-name="T15">نکته:</text:span><text:span text:style-name="T7"> این رابطه چند به یک است و </text:span><text:span text:style-name="T20">مربوط به رابطه weak entity با identifying entity آن است که </text:span><text:span text:style-name="T16">حذف</text:span><text:span text:style-name="T20"> شده و کلید اصلیidentifying entity در تراکنش قرار می‌گیرد. </text:span></text:p>
      <text:p text:style-name="P40"><text:span text:style-name="T18"/></text:p>
      <text:p text:style-name="P21"><text:span text:style-name="T7">تاریخچه</text:span></text:p>
      <text:p text:style-name="P35"><text:span text:style-name="T7"><text:s/></text:span></text:p>
      <text:p text:style-name="P35"><text:span text:style-name="T7"/></text:p>
      <text:p text:style-name="P40"><text:span text:style-name="T15">نکته:</text:span><text:span text:style-name="T7"> این رابطه چند به یک است و </text:span><text:span text:style-name="T20">مربوط به رابطه weak entity با identifying entity آن است که </text:span><text:span text:style-name="T16">حذف</text:span><text:span text:style-name="T20"> شده و کلید اصلیidentifying entity در صورت‌حساب <text:s/>قرار می‌گیرد. </text:span></text:p>
      <text:p text:style-name="P40"><text:span text:style-name="T7"/></text:p>
      <text:p text:style-name="P22"><text:span text:style-name="T7">تمرین شماره ۴)</text:span><text:span text:style-name="T22"> </text:span></text:p>
      <text:p text:style-name="P62"><text:span text:style-name="T7"/></text:p>
      <text:p text:style-name="P41"><text:span text:style-name="T21"/></text:p>
      <text:p text:style-name="P22"><text:span text:style-name="T21">م</text:span><text:span text:style-name="T7">شتری</text:span></text:p>
      <text:p text:style-name="P41"><text:span text:style-name="T7"/></text:p>
      <text:p text:style-name="P41"><text:span text:style-name="T7"/></text:p>
      <text:p text:style-name="P41"><text:span text:style-name="T7">مشتری ( </text:span><text:span text:style-name="T3">کد ملی</text:span><text:span text:style-name="T7">، نام، نام خانوادگی، </text:span><text:span text:style-name="T27">آیدی مشتری</text:span><text:span text:style-name="T7">، رمز )</text:span></text:p>
      <text:p text:style-name="P44"><text:span text:style-name="T7"/></text:p>
      <text:p text:style-name="P44"><text:span text:style-name="T7"/></text:p>
      <text:p text:style-name="P44"><text:span text:style-name="T7">کدملی ← نام، نام خانوادگی، شماره مشتری، رمز</text:span></text:p>
      <text:p text:style-name="P44"><text:span text:style-name="T27">آیدی مشتری</text:span><text:span text:style-name="T7"> ← کد ملی، نام، نام خانوادگی، رمز</text:span></text:p>
      <text:p text:style-name="P44"><text:span text:style-name="T7"/></text:p>
      <text:p text:style-name="P48"><text:span text:style-name="T7">کلید‌های کاندیدا: </text:span></text:p>
      <text:p text:style-name="P48"><text:span text:style-name="T7">{(کد ملی)، (</text:span><text:span text:style-name="T27">آیدی مشتری</text:span><text:span text:style-name="T7">)} </text:span></text:p>
      <text:p text:style-name="P48"><text:span text:style-name="T7"/></text:p>
      <text:p text:style-name="P48"><text:span text:style-name="T7">BCNF است. </text:span></text:p>
      <text:p text:style-name="P23"><text:span text:style-name="T7">شماره تماس</text:span></text:p>
      <text:p text:style-name="P42"><text:span text:style-name="T7"/></text:p>
      <text:p text:style-name="P42"><text:span text:style-name="T7">شماره تماس( </text:span><text:span text:style-name="T3">کد ملی</text:span><text:span text:style-name="T7">، </text:span><text:span text:style-name="T3">شماره</text:span><text:span text:style-name="T7"> )</text:span></text:p>
      <text:p text:style-name="P45"><text:span text:style-name="T7"/></text:p>
      <text:p text:style-name="P45"><text:span text:style-name="T7"/></text:p>
      <text:p text:style-name="P48"><text:span text:style-name="T7">کلید‌های کاندیدا: </text:span></text:p>
      <text:p text:style-name="P48"><text:span text:style-name="T7">{(کد ملی، شماره مشتری)} </text:span></text:p>
      <text:p text:style-name="P48"><text:span text:style-name="T7"/></text:p>
      <text:p text:style-name="P48"><text:span text:style-name="T7">BCNF است.</text:span></text:p>
      <text:p text:style-name="P23"><text:span text:style-name="T7">آدرس</text:span></text:p>
      <text:p text:style-name="P42"><text:span text:style-name="T7"/></text:p>
      <text:p text:style-name="P42"><text:span text:style-name="T7">آدرس ( </text:span><text:span text:style-name="T3">کد ملی</text:span><text:span text:style-name="T7">، </text:span><text:span text:style-name="T3">شماره</text:span><text:span text:style-name="T7"> )</text:span></text:p>
      <text:p text:style-name="P45"><text:span text:style-name="T7"/></text:p>
      <text:p text:style-name="P52"><text:span text:style-name="T7">FD: غیر بدیهی ندارد. </text:span></text:p>
      <text:p text:style-name="P52"><text:span text:style-name="T7"/></text:p>
      <text:p text:style-name="P48"><text:span text:style-name="T7">کلید‌های کاندیدا: </text:span></text:p>
      <text:p text:style-name="P48"><text:span text:style-name="T7">{(کد ملی، شماره مشتری)} </text:span></text:p>
      <text:p text:style-name="P48"><text:span text:style-name="T7"/></text:p>
      <text:p text:style-name="P48"><text:span text:style-name="T7">BCNF است.</text:span></text:p>
      <text:p text:style-name="P12"><text:span text:style-name="T7">دستور پرداخت</text:span></text:p>
      <text:p text:style-name="P55"><text:span text:style-name="T7"/></text:p>
      <text:p text:style-name="P55"><text:span text:style-name="T7"/></text:p>
      <text:p text:style-name="P27"><text:span text:style-name="T7">دستور پرداخت ( </text:span><text:span text:style-name="T3">ID</text:span><text:span text:style-name="T7">، یادداشت، حساب، سازنده، تأیید کننده )</text:span></text:p>
      <text:p text:style-name="P27"><text:span text:style-name="T7"/></text:p>
      <text:p text:style-name="P45"><text:span text:style-name="T23">ID</text:span><text:span text:style-name="T7"> ← </text:span><text:span text:style-name="T13">یادداشت، حساب، سازنده، تأیید کننده</text:span></text:p>
      <text:p text:style-name="P45"><text:span text:style-name="T7"/></text:p>
      <text:p text:style-name="P48"><text:span text:style-name="T7">کلید‌های کاندیدا: </text:span></text:p>
      <text:p text:style-name="P48"><text:span text:style-name="T7">{(ID)} </text:span></text:p>
      <text:p text:style-name="P48"><text:span text:style-name="T7"/></text:p>
      <text:p text:style-name="P48"><text:span text:style-name="T7">BCNF است. </text:span></text:p>
      <text:p text:style-name="P13"><text:span text:style-name="T7">تراکنش</text:span></text:p>
      <text:p text:style-name="P43"><text:span text:style-name="T7"/></text:p>
      <text:p text:style-name="P43"><text:span text:style-name="T7"/></text:p>
      <text:p text:style-name="P28"><text:span text:style-name="T7">تراکنش ( </text:span><text:span text:style-name="T3">ID</text:span><text:span text:style-name="T7">، </text:span><text:span text:style-name="T3">مقصد</text:span><text:span text:style-name="T7">، مبلغ )</text:span></text:p>
      <text:p text:style-name="P46"><text:span text:style-name="T7"/></text:p>
      <text:p text:style-name="P46"><text:span text:style-name="T7"><text:s/></text:span><text:span text:style-name="T24">ID، مقصد</text:span><text:span text:style-name="T7"> ← </text:span><text:span text:style-name="T13">مبلغ</text:span></text:p>
      <text:p text:style-name="P46"><text:span text:style-name="T7"/></text:p>
      <text:p text:style-name="P49"><text:span text:style-name="T7">کلید‌های کاندیدا: </text:span></text:p>
      <text:p text:style-name="P49"><text:span text:style-name="T7">{(</text:span><text:span text:style-name="T24">ID، مقصد</text:span><text:span text:style-name="T7">)} </text:span></text:p>
      <text:p text:style-name="P49"><text:span text:style-name="T7"/></text:p>
      <text:p text:style-name="P49"><text:span text:style-name="T7">BCNF است. </text:span></text:p>
      <text:p text:style-name="P14"><text:span text:style-name="T7">حساب</text:span></text:p>
      <text:p text:style-name="P29"><text:span text:style-name="T7"/></text:p>
      <text:p text:style-name="P29"><text:span text:style-name="T7"/></text:p>
      <text:p text:style-name="P29"><text:span text:style-name="T7">حساب ( </text:span><text:span text:style-name="T3">شماره حساب</text:span><text:span text:style-name="T7">، موجودی، نوع حساب، تعداد امضای مورد نیاز )‌</text:span></text:p>
      <text:p text:style-name="P29"><text:span text:style-name="T7"/></text:p>
      <text:p text:style-name="P47"><text:span text:style-name="T13">شماره حساب</text:span><text:span text:style-name="T7"> ← </text:span><text:span text:style-name="T13">موجودی، نوع حساب، تعداد امضای مورد نیاز</text:span></text:p>
      <text:p text:style-name="P47"><text:span text:style-name="T7"/></text:p>
      <text:p text:style-name="P50"><text:span text:style-name="T7">کلید‌های کاندیدا: </text:span></text:p>
      <text:p text:style-name="P50"><text:span text:style-name="T7">{(</text:span><text:span text:style-name="T13">شماره حساب</text:span><text:span text:style-name="T7">)} </text:span></text:p>
      <text:p text:style-name="P50"><text:span text:style-name="T7"/></text:p>
      <text:p text:style-name="P50"><text:span text:style-name="T7">BCNF است. </text:span></text:p>
      <text:p text:style-name="P24"><text:span text:style-name="T7">صورت حساب RRRRR</text:span></text:p>
      <text:p text:style-name="P63"><text:span text:style-name="T9"/></text:p>
      <text:p text:style-name="P24"><text:span text:style-name="T17">صاحب حساب</text:span></text:p>
      <text:p text:style-name="P36"><text:span text:style-name="T7"/></text:p>
      <text:p text:style-name="P36"><text:span text:style-name="T7"/></text:p>
      <text:p text:style-name="P36"><text:span text:style-name="T7">صاحب حساب ( </text:span><text:span text:style-name="T3">کد ملی</text:span><text:span text:style-name="T7">، </text:span><text:span text:style-name="T3">شماره حساب</text:span><text:span text:style-name="T7"> )</text:span></text:p>
      <text:p text:style-name="P36"><text:span text:style-name="T7"/></text:p>
      <text:p text:style-name="P52"><text:span text:style-name="T7">FD: غیر بدیهی ندارد. </text:span></text:p>
      <text:p text:style-name="P52"><text:span text:style-name="T7"/></text:p>
      <text:p text:style-name="P50"><text:span text:style-name="T7">کلید‌های کاندیدا: </text:span></text:p>
      <text:p text:style-name="P50"><text:span text:style-name="T7">{(</text:span><text:span text:style-name="T17">کد ملی، شماره حساب</text:span><text:span text:style-name="T7">)} </text:span></text:p>
      <text:p text:style-name="P50"><text:span text:style-name="T7"/></text:p>
      <text:p text:style-name="P52"><text:span text:style-name="T23">BCNF است.</text:span><text:span text:style-name="T7"> </text:span></text:p>
      <text:p text:style-name="P52"><text:span text:style-name="T7"/></text:p>
      <text:p text:style-name="P52"><text:span text:style-name="T7"/></text:p>
      <text:p text:style-name="P17"><text:span text:style-name="T18">دسترسی امضا</text:span></text:p>
      <text:p text:style-name="P36"><text:span text:style-name="T7"/></text:p>
      <text:p text:style-name="P36"><text:span text:style-name="T7"/></text:p>
      <text:p text:style-name="P36"><text:span text:style-name="T18">دسترسی امضا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6"><text:span text:style-name="T7"/></text:p>
      <text:p text:style-name="P52"><text:span text:style-name="T7">FD: غیر بدیهی ندارد. </text:span></text:p>
      <text:p text:style-name="P52"><text:span text:style-name="T7"/></text:p>
      <text:p text:style-name="P50"><text:span text:style-name="T7">کلید‌های کاندیدا: </text:span></text:p>
      <text:p text:style-name="P50"><text:span text:style-name="T7">{(</text:span><text:span text:style-name="T17">کد ملی، شماره حساب</text:span><text:span text:style-name="T7">)} </text:span></text:p>
      <text:p text:style-name="P50"><text:span text:style-name="T7"/></text:p>
      <text:p text:style-name="P52"><text:span text:style-name="T23">BCNF است.</text:span><text:span text:style-name="T7"> </text:span></text:p>
      <text:p text:style-name="P52"><text:span text:style-name="T7"/></text:p>
      <text:p text:style-name="P17"><text:span text:style-name="T18">دسترسی </text:span><text:span text:style-name="T25">پرداخت</text:span></text:p>
      <text:p text:style-name="P36"><text:span text:style-name="T7"/></text:p>
      <text:p text:style-name="P36"><text:span text:style-name="T7"/></text:p>
      <text:p text:style-name="P36"><text:span text:style-name="T18">دسترسی </text:span><text:span text:style-name="T25">پرداخت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6"><text:span text:style-name="T7"/></text:p>
      <text:p text:style-name="P52"><text:span text:style-name="T7">FD: غیر بدیهی ندارد. </text:span></text:p>
      <text:p text:style-name="P52"><text:span text:style-name="T7"/></text:p>
      <text:p text:style-name="P50"><text:span text:style-name="T7">کلید‌های کاندیدا: </text:span></text:p>
      <text:p text:style-name="P50"><text:span text:style-name="T7">{(</text:span><text:span text:style-name="T17">کد ملی، شماره حساب</text:span><text:span text:style-name="T7">)} </text:span></text:p>
      <text:p text:style-name="P50"><text:span text:style-name="T7"/></text:p>
      <text:p text:style-name="P52"><text:span text:style-name="T23">BCNF است.</text:span><text:span text:style-name="T7"> </text:span></text:p>
      <text:p text:style-name="P52"><text:span text:style-name="T7"/></text:p>
      <text:p text:style-name="P24"><text:span text:style-name="T25">م</text:span><text:span text:style-name="T7">شاهده حساب</text:span></text:p>
      <text:p text:style-name="P36"><text:span text:style-name="T7"/></text:p>
      <text:p text:style-name="P36"><text:span text:style-name="T7"/></text:p>
      <text:p text:style-name="P36"><text:span text:style-name="T25">مشاهده حساب</text:span><text:span text:style-name="T7"> ( </text:span><text:span text:style-name="T3">کد ملی</text:span><text:span text:style-name="T7">، </text:span><text:span text:style-name="T3">شماره حساب</text:span><text:span text:style-name="T7"> )</text:span></text:p>
      <text:p text:style-name="P36"><text:span text:style-name="T7"/></text:p>
      <text:p text:style-name="P52"><text:span text:style-name="T7">FD: غیر بدیهی ندارد. </text:span></text:p>
      <text:p text:style-name="P52"><text:span text:style-name="T7"/></text:p>
      <text:p text:style-name="P50"><text:span text:style-name="T7">کلید‌های کاندیدا: </text:span></text:p>
      <text:p text:style-name="P50"><text:span text:style-name="T7">{(</text:span><text:span text:style-name="T17">کد ملی، شماره حساب</text:span><text:span text:style-name="T7">)} </text:span></text:p>
      <text:p text:style-name="P50"><text:span text:style-name="T7"/></text:p>
      <text:p text:style-name="P52"><text:span text:style-name="T23">BCNF است.</text:span><text:span text:style-name="T7"> </text:span></text:p>
      <text:p text:style-name="P17"><text:span text:style-name="T18">تنظیمات</text:span></text:p>
      <text:p text:style-name="P36"><text:span text:style-name="T7"/></text:p>
      <text:p text:style-name="P36"><text:span text:style-name="T18">تنظیمات</text:span><text:span text:style-name="T7"> ( </text:span><text:span text:style-name="T3">کد ملی</text:span><text:span text:style-name="T7">، </text:span><text:span text:style-name="T3">شماره حساب</text:span><text:span text:style-name="T18">، اسم، رنگ</text:span><text:span text:style-name="T7"> )</text:span></text:p>
      <text:p text:style-name="P36"><text:span text:style-name="T7"/></text:p>
      <text:p text:style-name="P52"><text:span text:style-name="T17">کد ملی، شماره حساب </text:span><text:span text:style-name="T7">← </text:span><text:span text:style-name="T18">اسم، رنگ</text:span></text:p>
      <text:p text:style-name="P52"><text:span text:style-name="T7"/></text:p>
      <text:p text:style-name="P50"><text:span text:style-name="T7">کلید‌های کاندیدا: </text:span></text:p>
      <text:p text:style-name="P50"><text:span text:style-name="T7">{(</text:span><text:span text:style-name="T17">کد ملی، شماره حساب</text:span><text:span text:style-name="T7">)} </text:span></text:p>
      <text:p text:style-name="P50"><text:span text:style-name="T7"/></text:p>
      <text:p text:style-name="P52"><text:span text:style-name="T23">BCNF است.</text:span><text:span text:style-name="T7"> </text:span></text:p>
      <text:p text:style-name="P25"><text:span text:style-name="T7">امضا</text:span></text:p>
      <text:p text:style-name="P37"><text:span text:style-name="T7"/></text:p>
      <text:p text:style-name="P37"><text:span text:style-name="T7"/></text:p>
      <text:p text:style-name="P37"><text:span text:style-name="T26">امضا </text:span><text:span text:style-name="T7"><text:s/>( </text:span><text:span text:style-name="T3">کد ملی</text:span><text:span text:style-name="T7">، </text:span><text:span text:style-name="T6">ID</text:span><text:span text:style-name="T7"> )</text:span></text:p>
      <text:p text:style-name="P37"><text:span text:style-name="T7"/></text:p>
      <text:p text:style-name="P53"><text:span text:style-name="T7">FD: غیر بدیهی ندارد. </text:span></text:p>
      <text:p text:style-name="P53"><text:span text:style-name="T7"/></text:p>
      <text:p text:style-name="P51"><text:span text:style-name="T7">کلید‌های کاندیدا: </text:span></text:p>
      <text:p text:style-name="P51"><text:span text:style-name="T7">{(</text:span><text:span text:style-name="T17">کد ملی، </text:span><text:span text:style-name="T26">ID</text:span><text:span text:style-name="T7">)} </text:span></text:p>
      <text:p text:style-name="P51"><text:span text:style-name="T7"/></text:p>
      <text:p text:style-name="P61"><text:span text:style-name="T11">BCNF است.</text:span><text:span text:style-name="T10"> </text:span></text:p>
      <text:p text:style-name="P6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sans-serif, Arial, Helvetica"/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8:10:29.461607897</meta:creation-date>
    <meta:generator>LibreOffice/5.2.7.2$Linux_X86_64 LibreOffice_project/20m0$Build-2</meta:generator>
    <dc:date>2019-06-27T16:02:51.794122163</dc:date>
    <meta:editing-duration>PT8H42M11S</meta:editing-duration>
    <meta:editing-cycles>11</meta:editing-cycles>
    <meta:document-statistic meta:table-count="0" meta:image-count="0" meta:object-count="0" meta:page-count="35" meta:paragraph-count="249" meta:word-count="1386" meta:character-count="7024" meta:non-whitespace-character-count="5756"/>
  </office:meta>
</office:document-meta>
</file>